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imeline" style:family="table">
      <style:table-properties style:width="6.6938in" fo:margin-left="0.0563in" table:align="left"/>
    </style:style>
    <style:style style:name="Timeline.A" style:family="table-column">
      <style:table-column-properties style:column-width="1.625in"/>
    </style:style>
    <style:style style:name="Timeline.B" style:family="table-column">
      <style:table-column-properties style:column-width="1.6667in"/>
    </style:style>
    <style:style style:name="Timeline.C" style:family="table-column">
      <style:table-column-properties style:column-width="1.6771in"/>
    </style:style>
    <style:style style:name="Timeline.D" style:family="table-column">
      <style:table-column-properties style:column-width="1.725in"/>
    </style:style>
    <style:style style:name="Timeline.A1" style:family="table-cell">
      <style:table-cell-properties fo:padding="0.0382in" fo:border-left="0.05pt solid #000000" fo:border-right="none" fo:border-top="0.05pt solid #000000" fo:border-bottom="0.05pt solid #000000"/>
    </style:style>
    <style:style style:name="Timeline.D1" style:family="table-cell">
      <style:table-cell-properties fo:padding="0.0382in" fo:border="0.05pt solid #000000"/>
    </style:style>
    <style:style style:name="Timeline.A2" style:family="table-cell">
      <style:table-cell-properties fo:padding="0.0382in" fo:border-left="0.05pt solid #000000" fo:border-right="none" fo:border-top="none" fo:border-bottom="0.05pt solid #000000"/>
    </style:style>
    <style:style style:name="Timeline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150%" fo:text-align="justify" style:justify-single-word="false"/>
      <style:text-properties officeooo:rsid="0021590b" officeooo:paragraph-rsid="0021590b"/>
    </style:style>
    <style:style style:name="P2" style:family="paragraph" style:parent-style-name="Table_20_Contents">
      <style:paragraph-properties fo:line-height="150%" fo:text-align="justify" style:justify-single-word="false"/>
      <style:text-properties officeooo:rsid="0022828e" officeooo:paragraph-rsid="0022828e"/>
    </style:style>
    <style:style style:name="P3" style:family="paragraph" style:parent-style-name="Table_20_Contents">
      <style:paragraph-properties fo:line-height="150%" fo:text-align="justify" style:justify-single-word="false"/>
      <style:text-properties fo:background-color="#b2b2b2"/>
    </style:style>
    <style:style style:name="P4" style:family="paragraph" style:parent-style-name="Table_20_Contents">
      <style:paragraph-properties fo:line-height="150%" fo:text-align="justify" style:justify-single-word="false"/>
      <style:text-properties officeooo:rsid="00234814" officeooo:paragraph-rsid="00234814"/>
    </style:style>
    <style:style style:name="P5" style:family="paragraph" style:parent-style-name="Table_20_Contents">
      <style:paragraph-properties fo:line-height="150%" fo:text-align="justify" style:justify-single-word="false"/>
      <style:text-properties officeooo:rsid="002419b1" officeooo:paragraph-rsid="002419b1"/>
    </style:style>
    <style:style style:name="P6" style:family="paragraph" style:parent-style-name="Table_20_Contents">
      <style:paragraph-properties fo:line-height="150%" fo:text-align="justify" style:justify-single-word="false"/>
    </style:style>
    <style:style style:name="P7" style:family="paragraph" style:parent-style-name="Standard">
      <style:paragraph-properties fo:line-height="150%" fo:text-align="justify" style:justify-single-word="false"/>
      <style:text-properties officeooo:rsid="001b93c5" officeooo:paragraph-rsid="001b93c5"/>
    </style:style>
    <style:style style:name="P8" style:family="paragraph" style:parent-style-name="Standard" style:list-style-name="L2">
      <style:paragraph-properties fo:line-height="150%" fo:text-align="start" style:justify-single-word="false"/>
      <style:text-properties officeooo:rsid="001d041b" officeooo:paragraph-rsid="001d041b"/>
    </style:style>
    <style:style style:name="P9" style:family="paragraph" style:parent-style-name="Standard">
      <style:paragraph-properties fo:line-height="150%" fo:text-align="justify" style:justify-single-word="false"/>
      <style:text-properties officeooo:rsid="001d9623" officeooo:paragraph-rsid="001d9623"/>
    </style:style>
    <style:style style:name="P10" style:family="paragraph" style:parent-style-name="Standard">
      <style:paragraph-properties fo:line-height="150%" fo:text-align="justify" style:justify-single-word="false"/>
      <style:text-properties officeooo:rsid="001eb095" officeooo:paragraph-rsid="001eb095"/>
    </style:style>
    <style:style style:name="P11" style:family="paragraph" style:parent-style-name="Standard" style:list-style-name="L2">
      <style:paragraph-properties fo:line-height="150%" fo:text-align="start" style:justify-single-word="false"/>
      <style:text-properties officeooo:rsid="001f55d1" officeooo:paragraph-rsid="001f55d1"/>
    </style:style>
    <style:style style:name="P12" style:family="paragraph" style:parent-style-name="Standard">
      <style:paragraph-properties fo:line-height="150%" fo:text-align="justify" style:justify-single-word="false"/>
      <style:text-properties officeooo:rsid="00201d4a" officeooo:paragraph-rsid="00201d4a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officeooo:rsid="00201d4a" officeooo:paragraph-rsid="00201d4a"/>
    </style:style>
    <style:style style:name="P14" style:family="paragraph" style:parent-style-name="Standard" style:list-style-name="L2">
      <style:paragraph-properties fo:line-height="150%" fo:text-align="start" style:justify-single-word="false"/>
      <style:text-properties officeooo:rsid="00201d4a" officeooo:paragraph-rsid="00201d4a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officeooo:rsid="0021590b" officeooo:paragraph-rsid="0021590b"/>
    </style:style>
    <style:style style:name="P16" style:family="paragraph" style:parent-style-name="Standard">
      <style:paragraph-properties fo:line-height="150%" fo:text-align="justify" style:justify-single-word="false"/>
      <style:text-properties officeooo:rsid="00249e84" officeooo:paragraph-rsid="00249e84"/>
    </style:style>
    <style:style style:name="P17" style:family="paragraph" style:parent-style-name="Standard">
      <style:paragraph-properties fo:line-height="150%" fo:text-align="justify" style:justify-single-word="false"/>
      <style:text-properties fo:font-weight="bold" officeooo:rsid="001b93c5" officeooo:paragraph-rsid="001b93c5" style:font-weight-asian="bold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font-weight="bold" officeooo:rsid="001d9623" officeooo:paragraph-rsid="001d9623" style:font-weight-asian="bold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fo:font-style="normal" fo:font-weight="bold" officeooo:rsid="001d9623" officeooo:paragraph-rsid="001d9623" style:font-style-asian="normal" style:font-weight-asian="bold" style:font-style-complex="normal" style:font-weight-complex="bold"/>
    </style:style>
    <style:style style:name="P20" style:family="paragraph" style:parent-style-name="Heading_20_1">
      <style:paragraph-properties fo:text-align="center" style:justify-single-word="false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2828e"/>
    </style:style>
    <style:style style:name="T3" style:family="text">
      <style:text-properties style:text-position="0% 100%"/>
    </style:style>
    <style:style style:name="T4" style:family="text">
      <style:text-properties officeooo:rsid="001eb095"/>
    </style:style>
    <style:style style:name="T5" style:family="text">
      <style:text-properties officeooo:rsid="001f0298"/>
    </style:style>
    <style:style style:name="T6" style:family="text">
      <style:text-properties officeooo:rsid="00201d4a"/>
    </style:style>
    <style:style style:name="T7" style:family="text">
      <style:text-properties officeooo:rsid="0021590b"/>
    </style:style>
    <style:style style:name="T8" style:family="text">
      <style:text-properties officeooo:rsid="0022828e"/>
    </style:style>
    <style:style style:name="T9" style:family="text">
      <style:text-properties officeooo:rsid="00234814"/>
    </style:style>
    <style:style style:name="T10" style:family="text">
      <style:text-properties officeooo:rsid="002419b1"/>
    </style:style>
    <style:style style:name="T11" style:family="text">
      <style:text-properties officeooo:rsid="00249e84"/>
    </style:style>
    <style:style style:name="T12" style:family="text">
      <style:text-properties style:text-underline-style="solid" style:text-underline-width="auto" style:text-underline-color="font-color" officeooo:rsid="00249e84"/>
    </style:style>
    <style:style style:name="T13" style:family="text">
      <style:text-properties officeooo:rsid="0025147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5147d" style:font-weight-asian="bold" style:font-weight-complex="bold"/>
    </style:style>
    <style:style style:name="T16" style:family="text">
      <style:text-properties fo:font-style="italic" officeooo:rsid="00249e84" style:font-style-asian="italic" style:font-style-complex="italic"/>
    </style:style>
    <style:style style:name="T17" style:family="text">
      <style:text-properties fo:font-style="italic" fo:font-weight="bold" officeooo:rsid="00249e84" style:font-style-asian="italic" style:font-weight-asian="bold" style:font-style-complex="italic" style:font-weight-complex="bold"/>
    </style:style>
    <style:style style:name="T18" style:family="text">
      <style:text-properties fo:font-style="italic" fo:font-weight="normal" officeooo:rsid="00249e84" style:font-style-asian="italic" style:font-weight-asian="normal" style:font-style-complex="italic" style:font-weight-complex="normal"/>
    </style:style>
    <style:style style:name="T19" style:family="text">
      <style:text-properties fo:font-style="normal" fo:font-weight="bold" officeooo:rsid="00249e84" style:font-style-asian="normal" style:font-weight-asian="bold" style:font-style-complex="normal" style:font-weight-complex="bold"/>
    </style:style>
    <style:style style:name="T20" style:family="text">
      <style:text-properties officeooo:rsid="002529d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SWIFTECH SOLUTIONS </text:h>
      <text:h text:style-name="P20" text:outline-level="1"><text:span text:style-name="T4">PROPOSAL OF </text:span>A MOBILE RESPONSIVE WEB-PAGE </text:h>
      <text:h text:style-name="P20" text:outline-level="1">FOR NAIROBI BOOK-STORE</text:h>
      <text:p text:style-name="P7"><text:span text:style-name="T14">Prepared by:</text:span> Dismas Imaya - Project Manager at SwifTech Solutions</text:p>
      <text:p text:style-name="P17">Version 1</text:p>
      <text:p text:style-name="P17">Date: 18<text:span text:style-name="T1">th</text:span> February, 2016</text:p>
      <text:p text:style-name="P7"/>
      <text:h text:style-name="Heading_20_2" text:outline-level="2">OBJECTIVES</text:h>
      <text:p text:style-name="P10">To develop a mobile responsive web page <text:span text:style-name="T5">that is appealing to people of age between 16 to 30 years old </text:span>for Nairobi book store that will enable them to <text:span text:style-name="T5">showcase the books that they have off-line. The books cannot be distributed or read on-line but provide a view so that they may come physically to purchase. Additionally develop a blog for this website.</text:span></text:p>
      <text:p text:style-name="P7"/>
      <text:h text:style-name="Heading_20_2" text:outline-level="2">TEAM</text:h>
      <text:list xml:id="list5604113265034718826" text:style-name="L2">
        <text:list-item>
          <text:p text:style-name="P8">Dismas Imaya, <text:s/>Project Manager (<text:a xlink:type="simple" xlink:href="mailto:imayadismas@gmail.com" text:style-name="Internet_20_link" text:visited-style-name="Visited_20_Internet_20_Link">imayadismas@gmail.com</text:a>)</text:p>
        </text:list-item>
        <text:list-item>
          <text:p text:style-name="P11">Antony Ng'anga, Front-End Developer (<text:a xlink:type="simple" xlink:href="mailto:tonny.nesh@gmail.com" text:style-name="Internet_20_link" text:visited-style-name="Visited_20_Internet_20_Link"><text:span text:style-name="T6">tonny.nesh@gmail.com</text:span></text:a><text:span text:style-name="T6">)</text:span></text:p>
        </text:list-item>
        <text:list-item>
          <text:p text:style-name="P14">Evans Mwongera, Back-End Developer (<text:a xlink:type="simple" xlink:href="mailto:evanmwongera@gmail.com" text:style-name="Internet_20_link" text:visited-style-name="Visited_20_Internet_20_Link">evanmwongera@gmail.com</text:a>)</text:p>
        </text:list-item>
      </text:list>
      <text:p text:style-name="P7"/>
      <text:h text:style-name="Heading_20_2" text:outline-level="2">SCOPE OF WORK</text:h>
      <text:p text:style-name="P12">A web page that will comprise of the following:</text:p>
      <text:list xml:id="list4235028531293048330" text:style-name="L1">
        <text:list-item>
          <text:p text:style-name="P13"><text:span text:style-name="T20">A</text:span> mobile responsive website</text:p>
        </text:list-item>
        <text:list-item>
          <text:p text:style-name="P13">A landing page for the book store.</text:p>
        </text:list-item>
        <text:list-item>
          <text:p text:style-name="P13">The website should allow book store to showcase the books they have off-line.</text:p>
        </text:list-item>
        <text:list-item>
          <text:p text:style-name="P15">The users should be able to like, and rate the books and the authors.</text:p>
        </text:list-item>
        <text:list-item>
          <text:p text:style-name="P15">The site should enable the users to send an email concerning a given book they have showcased on-line.</text:p>
        </text:list-item>
        <text:list-item>
          <text:p text:style-name="P15">The site should be able to have automatic updates as soon as the do an update on their book shelves.</text:p>
        </text:list-item>
        <text:list-item>
          <text:p text:style-name="P13">The site should not allow one to read nor buy the book on-line.</text:p>
        </text:list-item>
        <text:list-item>
          <text:p text:style-name="P13">A blog <text:s/>that will allow the book store to <text:span text:style-name="T7">post articles on the books that they offer.</text:span></text:p>
        </text:list-item>
      </text:list>
      <text:h text:style-name="Heading_20_2" text:outline-level="2"><text:soft-page-break/>TIME-LINE</text:h>
      <table:table table:name="Timeline" table:style-name="Timeline">
        <table:table-column table:style-name="Timeline.A"/>
        <table:table-column table:style-name="Timeline.B"/>
        <table:table-column table:style-name="Timeline.C"/>
        <table:table-column table:style-name="Timeline.D"/>
        <table:table-row>
          <table:table-cell table:style-name="Timeline.A1" office:value-type="string">
            <text:p text:style-name="P1">Activity</text:p>
          </table:table-cell>
          <table:table-cell table:style-name="Timeline.A1" office:value-type="string">
            <text:p text:style-name="P1">Date </text:p>
          </table:table-cell>
          <table:table-cell table:style-name="Timeline.A1" office:value-type="string">
            <text:p text:style-name="P1">Details</text:p>
          </table:table-cell>
          <table:table-cell table:style-name="Timeline.D1" office:value-type="string">
            <text:p text:style-name="P1">Deliverables</text:p>
          </table:table-cell>
        </table:table-row>
        <table:table-row>
          <table:table-cell table:style-name="Timeline.A2" office:value-type="string">
            <text:p text:style-name="P1">A meeting with the Nairobi Book-Store Manager</text:p>
          </table:table-cell>
          <table:table-cell table:style-name="Timeline.A2" office:value-type="string">
            <text:p text:style-name="P6"><text:s/><text:span text:style-name="T8">22</text:span><text:span text:style-name="T2">nd</text:span><text:span text:style-name="T8"> February 2016</text:span></text:p>
            <text:p text:style-name="P1">at 2.00 PM</text:p>
          </table:table-cell>
          <table:table-cell table:style-name="Timeline.A2" office:value-type="string">
            <text:p text:style-name="P1">Discuss with the client to clarify on some sections of the project <text:span text:style-name="T8">and collection of the resources to be used.</text:span></text:p>
          </table:table-cell>
          <table:table-cell table:style-name="Timeline.D2" office:value-type="string">
            <text:p text:style-name="P1">Meeting</text:p>
          </table:table-cell>
        </table:table-row>
        <table:table-row>
          <table:table-cell table:style-name="Timeline.A2" office:value-type="string">
            <text:p text:style-name="P1">Internal meeting with <text:span text:style-name="T8">all the </text:span>team<text:span text:style-name="T8">s that will take part on the project</text:span></text:p>
          </table:table-cell>
          <table:table-cell table:style-name="Timeline.A2" office:value-type="string">
            <text:p text:style-name="P1">2<text:span text:style-name="T8">3</text:span><text:span text:style-name="T2">rd</text:span> <text:span text:style-name="T8">February 2016</text:span></text:p>
          </table:table-cell>
          <table:table-cell table:style-name="Timeline.A2" office:value-type="string">
            <text:p text:style-name="P2">Aligning every team with the project</text:p>
          </table:table-cell>
          <table:table-cell table:style-name="Timeline.D2" office:value-type="string">
            <text:p text:style-name="P3"/>
          </table:table-cell>
        </table:table-row>
        <table:table-row>
          <table:table-cell table:style-name="Timeline.A2" office:value-type="string">
            <text:p text:style-name="P2">The design team meeting and <text:s/>doing research on how the <text:span text:style-name="T10">website and blog.</text:span></text:p>
          </table:table-cell>
          <table:table-cell table:style-name="Timeline.A2" office:value-type="string">
            <text:p text:style-name="P2">24<text:span text:style-name="T1">th</text:span> to 26<text:span text:style-name="T1">th</text:span> <text:s/>February 2016</text:p>
          </table:table-cell>
          <table:table-cell table:style-name="Timeline.A2" office:value-type="string">
            <text:p text:style-name="P2">Come up with a model and present it to the clients and anticipate for the feedback. </text:p>
          </table:table-cell>
          <table:table-cell table:style-name="Timeline.D2" office:value-type="string">
            <text:p text:style-name="P2">Crude Design Model <text:span text:style-name="T11">of the Website and Blog</text:span></text:p>
          </table:table-cell>
        </table:table-row>
        <table:table-row>
          <table:table-cell table:style-name="Timeline.A2" office:value-type="string">
            <text:p text:style-name="P2">The design team meeting to finalize.</text:p>
          </table:table-cell>
          <table:table-cell table:style-name="Timeline.A2" office:value-type="string">
            <text:p text:style-name="P2">1<text:span text:style-name="T1">st</text:span> - 5<text:span text:style-name="T1">th</text:span> March <text:span text:style-name="T9">2016</text:span></text:p>
          </table:table-cell>
          <table:table-cell table:style-name="Timeline.A2" office:value-type="string">
            <text:p text:style-name="P2">Develop a refined design model developed considering the feedback received.</text:p>
          </table:table-cell>
          <table:table-cell table:style-name="Timeline.D2" office:value-type="string">
            <text:p text:style-name="P2">Refined Design Model<text:span text:style-name="T11">s</text:span></text:p>
          </table:table-cell>
        </table:table-row>
        <table:table-row>
          <table:table-cell table:style-name="Timeline.A2" office:value-type="string">
            <text:p text:style-name="P4">Development of the landing page <text:span text:style-name="T11">and blog</text:span></text:p>
          </table:table-cell>
          <table:table-cell table:style-name="Timeline.A2" office:value-type="string">
            <text:p text:style-name="P4">8<text:span text:style-name="T1">th</text:span> - 11<text:span text:style-name="T1">th</text:span> March 2016</text:p>
          </table:table-cell>
          <table:table-cell table:style-name="Timeline.A2" office:value-type="string">
            <text:p text:style-name="P4">Complete the front end development using the model developed.</text:p>
          </table:table-cell>
          <table:table-cell table:style-name="Timeline.D2" office:value-type="string">
            <text:p text:style-name="P4">Landing Page <text:span text:style-name="T11">and Blog complete</text:span></text:p>
          </table:table-cell>
        </table:table-row>
        <table:table-row>
          <table:table-cell table:style-name="Timeline.A2" office:value-type="string">
            <text:p text:style-name="P4">An internal meeting for progress tracking.</text:p>
          </table:table-cell>
          <table:table-cell table:style-name="Timeline.A2" office:value-type="string">
            <text:p text:style-name="P4">12<text:span text:style-name="T1">th</text:span> March 2016</text:p>
          </table:table-cell>
          <table:table-cell table:style-name="Timeline.A2" office:value-type="string">
            <text:p text:style-name="P4">Do an assessment of the project progress and determine whether the goal has been achieved</text:p>
          </table:table-cell>
          <table:table-cell table:style-name="Timeline.D2" office:value-type="string">
            <text:p text:style-name="P4">Internal</text:p>
          </table:table-cell>
        </table:table-row>
        <table:table-row>
          <table:table-cell table:style-name="Timeline.A2" office:value-type="string">
            <text:p text:style-name="P4">Design of the Database architecture</text:p>
          </table:table-cell>
          <table:table-cell table:style-name="Timeline.A2" office:value-type="string">
            <text:p text:style-name="P4">15<text:span text:style-name="T1">th</text:span> March 2016</text:p>
          </table:table-cell>
          <table:table-cell table:style-name="Timeline.A2" office:value-type="string">
            <text:p text:style-name="P4">Come up with a database model on how the data will be stored and retrieved from the entities</text:p>
          </table:table-cell>
          <table:table-cell table:style-name="Timeline.D2" office:value-type="string">
            <text:p text:style-name="P4">Database Model</text:p>
          </table:table-cell>
        </table:table-row>
        <table:table-row>
          <table:table-cell table:style-name="Timeline.A2" office:value-type="string">
            <text:p text:style-name="P4">Develop the back end <text:s/>of the website</text:p>
          </table:table-cell>
          <table:table-cell table:style-name="Timeline.A2" office:value-type="string">
            <text:p text:style-name="P4">16<text:span text:style-name="T1">th</text:span> – 30 March 2016</text:p>
          </table:table-cell>
          <table:table-cell table:style-name="Timeline.A2" office:value-type="string">
            <text:p text:style-name="P4">Complete the back- end <text:s/>of the website such that it can retrieve, delete, update and add data to the database </text:p>
          </table:table-cell>
          <table:table-cell table:style-name="Timeline.D2" office:value-type="string">
            <text:p text:style-name="P4">Business Logic of the website</text:p>
          </table:table-cell>
        </table:table-row>
        <text:soft-page-break/>
        <table:table-row>
          <table:table-cell table:style-name="Timeline.A2" office:value-type="string">
            <text:p text:style-name="P4">An internal meeting for progress tracking.</text:p>
          </table:table-cell>
          <table:table-cell table:style-name="Timeline.A2" office:value-type="string">
            <text:p text:style-name="P5">31<text:span text:style-name="T1">st</text:span> March 2016</text:p>
          </table:table-cell>
          <table:table-cell table:style-name="Timeline.A2" office:value-type="string">
            <text:p text:style-name="P4">Do an assessment of the project progress and determine whether the goal has been achieved</text:p>
          </table:table-cell>
          <table:table-cell table:style-name="Timeline.D2" office:value-type="string">
            <text:p text:style-name="P4">Internal</text:p>
          </table:table-cell>
        </table:table-row>
        <table:table-row>
          <table:table-cell table:style-name="Timeline.A2" office:value-type="string">
            <text:p text:style-name="P5">Do system testing</text:p>
          </table:table-cell>
          <table:table-cell table:style-name="Timeline.A2" office:value-type="string">
            <text:p text:style-name="P5">1<text:span text:style-name="T1">st</text:span> to 2<text:span text:style-name="T1">nd</text:span> April 2016</text:p>
          </table:table-cell>
          <table:table-cell table:style-name="Timeline.A2" office:value-type="string">
            <text:p text:style-name="P5">Carry out a comprehensive system testing on the <text:span text:style-name="T11">website and blog</text:span> based on the functional and non functional requirements.</text:p>
          </table:table-cell>
          <table:table-cell table:style-name="Timeline.D2" office:value-type="string">
            <text:p text:style-name="P5">High-Level Prototype</text:p>
          </table:table-cell>
        </table:table-row>
        <table:table-row>
          <table:table-cell table:style-name="Timeline.A2" office:value-type="string">
            <text:p text:style-name="P5"><text:span text:style-name="T11">Evaluation of the website</text:span> <text:s/><text:span text:style-name="T11">and blog</text:span></text:p>
          </table:table-cell>
          <table:table-cell table:style-name="Timeline.A2" office:value-type="string">
            <text:p text:style-name="P5">5<text:span text:style-name="T1">th</text:span> April 2016</text:p>
          </table:table-cell>
          <table:table-cell table:style-name="Timeline.A2" office:value-type="string">
            <text:p text:style-name="P5">Presenting the clients the whole <text:span text:style-name="T11">website and blog</text:span> and give it to users for usability testing.</text:p>
          </table:table-cell>
          <table:table-cell table:style-name="Timeline.D2" office:value-type="string">
            <text:p text:style-name="P5">Usability Problems.</text:p>
          </table:table-cell>
        </table:table-row>
        <table:table-row>
          <table:table-cell table:style-name="Timeline.A2" office:value-type="string">
            <text:p text:style-name="P5">Usability problems and errors fixing</text:p>
          </table:table-cell>
          <table:table-cell table:style-name="Timeline.A2" office:value-type="string">
            <text:p text:style-name="P5">6<text:span text:style-name="T1">th</text:span> - 9<text:span text:style-name="T1">th</text:span> April 2016</text:p>
          </table:table-cell>
          <table:table-cell table:style-name="Timeline.A2" office:value-type="string">
            <text:p text:style-name="P5">Fixing the Usability problems and errors that may have been overlooked</text:p>
          </table:table-cell>
          <table:table-cell table:style-name="Timeline.D2" office:value-type="string">
            <text:p text:style-name="P5">An Error Free Website and blog</text:p>
          </table:table-cell>
        </table:table-row>
        <table:table-row>
          <table:table-cell table:style-name="Timeline.A2" office:value-type="string">
            <text:p text:style-name="P5">Delivery of the website and blog</text:p>
          </table:table-cell>
          <table:table-cell table:style-name="Timeline.A2" office:value-type="string">
            <text:p text:style-name="P5">12<text:span text:style-name="T1">th</text:span> April 2016</text:p>
          </table:table-cell>
          <table:table-cell table:style-name="Timeline.A2" office:value-type="string">
            <text:p text:style-name="P5">Deployment of the website and the blog on the client's domain.</text:p>
          </table:table-cell>
          <table:table-cell table:style-name="Timeline.D2" office:value-type="string">
            <text:p text:style-name="P5">Completed Project</text:p>
          </table:table-cell>
        </table:table-row>
      </table:table>
      <text:h text:style-name="Heading_20_2" text:outline-level="2"/>
      <text:h text:style-name="Heading_20_2" text:outline-level="2">PROJECT COSTS</text:h>
      <text:p text:style-name="P18">ACTIVITY<text:tab/><text:tab/><text:tab/>AMOUNT<text:tab/><text:tab/>NOTES</text:p>
      <text:p text:style-name="P9">Front – end <text:tab/><text:tab/><text:tab/><text:span text:style-name="T11">200, 000</text:span><text:tab/><text:tab/>Landing Page, F<text:span text:style-name="T11">oundation framework, HTML5 <text:tab/><text:tab/><text:tab/><text:tab/><text:tab/><text:tab/><text:tab/>and CSS3, JavaScript</text:span></text:p>
      <text:p text:style-name="P9">Back end<text:tab/><text:tab/><text:tab/><text:span text:style-name="T11">300,000<text:tab/><text:tab/>Business Logic, Python, Django and Node js</text:span></text:p>
      <text:p text:style-name="P9">Blog<text:tab/><text:tab/><text:tab/><text:tab/><text:span text:style-name="T12">150, 000</text:span><text:span text:style-name="T11"><text:tab/><text:tab/>Blog using Django and Python</text:span></text:p>
      <text:p text:style-name="P19">TOTAL <text:tab/><text:tab/><text:tab/><text:span text:style-name="T11">650,000</text:span></text:p>
      <text:p text:style-name="P9"/>
      <text:p text:style-name="P9"><text:span text:style-name="T14">GROSS TOTAL + VAT </text:span><text:tab/><text:span text:style-name="T19">700, 000</text:span><text:tab/></text:p>
      <text:p text:style-name="P9"><text:span text:style-name="T11">We</text:span> would like to get a down payment of 50% before we embark on the actual project initiation <text:span text:style-name="T11">to facilitate our plan and smooth execution of the project initial resources.</text:span></text:p>
      <text:p text:style-name="P9"><text:soft-page-break/></text:p>
      <text:h text:style-name="Heading_20_2" text:outline-level="2">SIGNATURES</text:h>
      <text:p text:style-name="P16"><text:span text:style-name="T14">Development Company</text:span><text:tab/><text:tab/><text:tab/><text:tab/><text:span text:style-name="T15">Nairobi Book-store</text:span></text:p>
      <text:p text:style-name="P7"/>
      <text:p text:style-name="P9">Name__________________________________Name____________________________________</text:p>
      <text:p text:style-name="P9"/>
      <text:p text:style-name="P9">Position ________________________________Position__________________________________</text:p>
      <text:p text:style-name="P9"/>
      <text:p text:style-name="P9">Signature________________________________Signature________________________________</text:p>
      <text:p text:style-name="P9"/>
      <text:p text:style-name="P9">Date____________________________________Date____________________________________</text:p>
      <text:p text:style-name="P9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6:36:19.397627358</meta:creation-date>
    <dc:date>2016-02-18T22:10:44.357552630</dc:date>
    <meta:editing-duration>PT13M39S</meta:editing-duration>
    <meta:editing-cycles>3</meta:editing-cycles>
    <meta:generator>LibreOffice/5.0.2.2$Linux_X86_64 LibreOffice_project/00m0$Build-2</meta:generator>
    <meta:document-statistic meta:table-count="1" meta:image-count="0" meta:object-count="0" meta:page-count="4" meta:paragraph-count="93" meta:word-count="691" meta:character-count="4347" meta:non-whitespace-character-count="3716"/>
  </office:meta>
</office:document-meta>
</file>